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T1" style:family="text">
      <style:text-properties style:font-name-complex="Mangal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e à faire :</text:p>
      <text:p text:style-name="Standard"/>
      <text:list xml:id="list3521789421005944147" text:style-name="L1">
        <text:list-item>
          <text:p text:style-name="P2">Pointeurs genCode ? Fonctionne à moitier d'après mes tests</text:p>
        </text:list-item>
        <text:list-item>
          <text:p text:style-name="P2">Fonction Send permettant d'affichée, pas fait, pas compris l'utilité</text:p>
        </text:list-item>
      </text:list>
      <text:p text:style-name="Standard"/>
      <text:p text:style-name="Standard">Questions :</text:p>
      <text:p text:style-name="Standard"/>
      <text:p text:style-name="Standard">int a = 0 ; ne fonctionne pas mais</text:p>
      <text:p text:style-name="Standard">int a ;</text:p>
      <text:p text:style-name="Standard"><text:span text:style-name="Marque_20_de_20_commentaire"><text:span text:style-name="T1"><office:annotation office:name="0"><dc:creator>David Kalala Kabambi</dc:creator><dc:date>2023-10-05T00:04:00.24</dc:date><text:p>C'est normal</text:p></office:annotation></text:span></text:span>a = 0 ; fonctionne, normal ou pas ? normal il me semble. <office:annotation-end office:name="0"/></text:p>
      <text:p text:style-name="Standard"/>
      <text:p text:style-name="Standard">Dans run_compile, startGenCode doit être appelé avant la compilation des fichiers, à vérifier.</text:p>
      <text:p text:style-name="Standard"><text:span text:style-name="Marque_20_de_20_commentaire"><text:span text:style-name="T1"><office:annotation office:name="1"><dc:creator>David Kalala Kabambi</dc:creator><dc:date>2023-10-05T00:31:00.24</dc:date><text:p>C'est la cas !!!</text:p></office:annotation></text:span></text:span>Les fonctions doivent être déclarées avant le .start dans le code assembleur !!!<office:annotation-end office:name="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size-complex="9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name-complex="Mangal" style:font-size-complex="9pt" style:font-weight-complex="bol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creation-date>2023-09-16T21:39:00Z</meta:creation-date>
    <dc:date>2023-10-15T13:04:52.14</dc:date>
    <meta:editing-cycles>17</meta:editing-cycles>
    <meta:editing-duration>PT2H20M28S</meta:editing-duration>
    <meta:document-statistic meta:table-count="0" meta:image-count="0" meta:object-count="0" meta:page-count="1" meta:paragraph-count="9" meta:word-count="79" meta:character-count="428"/>
    <meta:template xlink:type="simple" xlink:actuate="onRequest" xlink:title="" xlink:href="Normal.dotm"/>
  </office:meta>
</office:document-meta>
</file>